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656e" officeooo:paragraph-rsid="0006656e"/>
    </style:style>
    <style:style style:name="P2" style:family="paragraph" style:parent-style-name="Standard">
      <style:text-properties officeooo:rsid="0006656e" officeooo:paragraph-rsid="0009c15e"/>
    </style:style>
    <style:style style:name="P3" style:family="paragraph" style:parent-style-name="Standard">
      <style:text-properties officeooo:rsid="0009c15e" officeooo:paragraph-rsid="0009c15e"/>
    </style:style>
    <style:style style:name="P4" style:family="paragraph" style:parent-style-name="Standard">
      <style:text-properties fo:font-weight="bold" officeooo:rsid="0006656e" officeooo:paragraph-rsid="0006656e" style:font-weight-asian="bold" style:font-weight-complex="bold"/>
    </style:style>
    <style:style style:name="P5" style:family="paragraph" style:parent-style-name="Standard">
      <style:text-properties officeooo:paragraph-rsid="0006656e"/>
    </style:style>
    <style:style style:name="P6" style:family="paragraph" style:parent-style-name="Standard">
      <style:text-properties officeooo:rsid="000dd190" officeooo:paragraph-rsid="000dd190"/>
    </style:style>
    <style:style style:name="P7" style:family="paragraph" style:parent-style-name="Standard" style:list-style-name="L2">
      <style:text-properties officeooo:paragraph-rsid="0006656e"/>
    </style:style>
    <style:style style:name="P8" style:family="paragraph" style:parent-style-name="Standard" style:list-style-name="L2">
      <style:text-properties officeooo:paragraph-rsid="00122396"/>
    </style:style>
    <style:style style:name="P9" style:family="paragraph" style:parent-style-name="Standard" style:list-style-name="L2">
      <style:text-properties style:font-name="Liberation Mono" fo:font-size="10pt" officeooo:paragraph-rsid="00122396" style:font-size-asian="10pt" style:font-size-complex="10pt"/>
    </style:style>
    <style:style style:name="P10" style:family="paragraph" style:parent-style-name="Standard" style:list-style-name="L3">
      <style:text-properties style:font-name="Liberation Mono" fo:font-size="10pt" officeooo:paragraph-rsid="00122396" style:font-size-asian="10pt" style:font-size-complex="10pt"/>
    </style:style>
    <style:style style:name="P11" style:family="paragraph" style:parent-style-name="Standard" style:list-style-name="L4">
      <style:text-properties style:font-name="Liberation Mono" fo:font-size="10pt" officeooo:paragraph-rsid="001283e8" style:font-size-asian="10pt" style:font-size-complex="10pt"/>
    </style:style>
    <style:style style:name="P12" style:family="paragraph" style:parent-style-name="Standard" style:list-style-name="L5">
      <style:text-properties style:font-name="Liberation Mono" fo:font-size="10pt" officeooo:paragraph-rsid="001291bd" style:font-size-asian="10pt" style:font-size-complex="10pt"/>
    </style:style>
    <style:style style:name="P13" style:family="paragraph" style:parent-style-name="Standard" style:list-style-name="L6">
      <style:text-properties style:font-name="Liberation Mono" fo:font-size="10pt" officeooo:paragraph-rsid="00146584" style:font-size-asian="10pt" style:font-size-complex="10pt"/>
    </style:style>
    <style:style style:name="P14" style:family="paragraph" style:parent-style-name="Standard" style:list-style-name="L8">
      <style:text-properties style:font-name="Liberation Mono" fo:font-size="10pt" officeooo:paragraph-rsid="00178622" style:font-size-asian="10pt" style:font-size-complex="10pt"/>
    </style:style>
    <style:style style:name="P15" style:family="paragraph" style:parent-style-name="Standard" style:list-style-name="L9">
      <style:text-properties style:font-name="Liberation Mono" fo:font-size="10pt" officeooo:paragraph-rsid="00178622" style:font-size-asian="10pt" style:font-size-complex="10pt"/>
    </style:style>
    <style:style style:name="P16" style:family="paragraph" style:parent-style-name="Standard" style:list-style-name="L10">
      <style:text-properties style:font-name="Liberation Mono" fo:font-size="10pt" officeooo:paragraph-rsid="00178622" style:font-size-asian="10pt" style:font-size-complex="10pt"/>
    </style:style>
    <style:style style:name="P17" style:family="paragraph" style:parent-style-name="Standard" style:list-style-name="L11">
      <style:text-properties style:font-name="Liberation Mono" fo:font-size="10pt" officeooo:paragraph-rsid="0017bf75" style:font-size-asian="10pt" style:font-size-complex="10pt"/>
    </style:style>
    <style:style style:name="P18" style:family="paragraph" style:parent-style-name="Standard" style:list-style-name="L20">
      <style:text-properties style:font-name="Liberation Mono" fo:font-size="10pt" officeooo:paragraph-rsid="0085caab" style:font-size-asian="10pt" style:font-size-complex="10pt"/>
    </style:style>
    <style:style style:name="P19" style:family="paragraph" style:parent-style-name="Standard" style:list-style-name="L20">
      <style:text-properties style:font-name="Liberation Mono" fo:font-size="10pt" officeooo:paragraph-rsid="009dc654" style:font-size-asian="10pt" style:font-size-complex="10pt"/>
    </style:style>
    <style:style style:name="P20" style:family="paragraph" style:parent-style-name="Standard" style:list-style-name="L3">
      <style:text-properties officeooo:paragraph-rsid="00122396"/>
    </style:style>
    <style:style style:name="P21" style:family="paragraph" style:parent-style-name="Standard" style:list-style-name="L4">
      <style:text-properties officeooo:paragraph-rsid="0006656e"/>
    </style:style>
    <style:style style:name="P22" style:family="paragraph" style:parent-style-name="Standard" style:list-style-name="L4">
      <style:text-properties officeooo:paragraph-rsid="001283e8"/>
    </style:style>
    <style:style style:name="P23" style:family="paragraph" style:parent-style-name="Standard" style:list-style-name="L5">
      <style:text-properties officeooo:paragraph-rsid="0006656e"/>
    </style:style>
    <style:style style:name="P24" style:family="paragraph" style:parent-style-name="Standard" style:list-style-name="L5">
      <style:text-properties officeooo:paragraph-rsid="001291bd"/>
    </style:style>
    <style:style style:name="P25" style:family="paragraph" style:parent-style-name="Standard" style:list-style-name="L6">
      <style:text-properties officeooo:paragraph-rsid="00146584"/>
    </style:style>
    <style:style style:name="P26" style:family="paragraph" style:parent-style-name="Standard" style:list-style-name="L7">
      <style:text-properties officeooo:paragraph-rsid="0016785d"/>
    </style:style>
    <style:style style:name="P27" style:family="paragraph" style:parent-style-name="Standard" style:list-style-name="L8">
      <style:text-properties officeooo:paragraph-rsid="00178622"/>
    </style:style>
    <style:style style:name="P28" style:family="paragraph" style:parent-style-name="Standard" style:list-style-name="L9">
      <style:text-properties officeooo:paragraph-rsid="00178622"/>
    </style:style>
    <style:style style:name="P29" style:family="paragraph" style:parent-style-name="Standard" style:list-style-name="L10">
      <style:text-properties officeooo:paragraph-rsid="00178622"/>
    </style:style>
    <style:style style:name="P30" style:family="paragraph" style:parent-style-name="Standard" style:list-style-name="L11">
      <style:text-properties officeooo:paragraph-rsid="0017bf75"/>
    </style:style>
    <style:style style:name="P31" style:family="paragraph" style:parent-style-name="Standard" style:list-style-name="L12">
      <style:text-properties officeooo:paragraph-rsid="0006656e"/>
    </style:style>
    <style:style style:name="P32" style:family="paragraph" style:parent-style-name="Standard" style:list-style-name="L12">
      <style:text-properties officeooo:paragraph-rsid="0019d815"/>
    </style:style>
    <style:style style:name="P33" style:family="paragraph" style:parent-style-name="Standard" style:list-style-name="L13">
      <style:text-properties officeooo:paragraph-rsid="0006656e"/>
    </style:style>
    <style:style style:name="P34" style:family="paragraph" style:parent-style-name="Standard" style:list-style-name="L13">
      <style:text-properties officeooo:paragraph-rsid="0066eaa0"/>
    </style:style>
    <style:style style:name="P35" style:family="paragraph" style:parent-style-name="Standard" style:list-style-name="L14">
      <style:text-properties officeooo:paragraph-rsid="0006656e"/>
    </style:style>
    <style:style style:name="P36" style:family="paragraph" style:parent-style-name="Standard" style:list-style-name="L14">
      <style:text-properties officeooo:paragraph-rsid="001f938e"/>
    </style:style>
    <style:style style:name="P37" style:family="paragraph" style:parent-style-name="Standard" style:list-style-name="L16">
      <style:text-properties officeooo:paragraph-rsid="0006656e"/>
    </style:style>
    <style:style style:name="P38" style:family="paragraph" style:parent-style-name="Standard" style:list-style-name="L17">
      <style:text-properties officeooo:paragraph-rsid="0006656e"/>
    </style:style>
    <style:style style:name="P39" style:family="paragraph" style:parent-style-name="Standard" style:list-style-name="L18">
      <style:text-properties officeooo:paragraph-rsid="0006656e"/>
    </style:style>
    <style:style style:name="P40" style:family="paragraph" style:parent-style-name="Standard" style:list-style-name="L19">
      <style:text-properties officeooo:paragraph-rsid="0006656e"/>
    </style:style>
    <style:style style:name="P41" style:family="paragraph" style:parent-style-name="Standard" style:list-style-name="L19">
      <style:text-properties officeooo:paragraph-rsid="0026c367"/>
    </style:style>
    <style:style style:name="P42" style:family="paragraph" style:parent-style-name="Standard" style:list-style-name="L20">
      <style:text-properties officeooo:paragraph-rsid="0006656e"/>
    </style:style>
    <style:style style:name="P43" style:family="paragraph" style:parent-style-name="Standard" style:list-style-name="L20">
      <style:text-properties officeooo:paragraph-rsid="002af54b"/>
    </style:style>
    <style:style style:name="P44" style:family="paragraph" style:parent-style-name="Standard" style:list-style-name="L20">
      <style:text-properties officeooo:paragraph-rsid="002ef3bf"/>
    </style:style>
    <style:style style:name="P45" style:family="paragraph" style:parent-style-name="Standard">
      <style:text-properties officeooo:rsid="00364c78" officeooo:paragraph-rsid="00364c78"/>
    </style:style>
    <style:style style:name="P4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7" style:family="paragraph" style:parent-style-name="Standard">
      <style:text-properties officeooo:rsid="00411f35" officeooo:paragraph-rsid="00411f35"/>
    </style:style>
    <style:style style:name="P48" style:family="paragraph" style:parent-style-name="Standard">
      <style:text-properties officeooo:rsid="00432e1e" officeooo:paragraph-rsid="00432e1e"/>
    </style:style>
    <style:style style:name="P49" style:family="paragraph" style:parent-style-name="Standard">
      <style:text-properties officeooo:rsid="0044fae1" officeooo:paragraph-rsid="0006656e"/>
    </style:style>
    <style:style style:name="P50" style:family="paragraph" style:parent-style-name="Standard">
      <style:text-properties fo:font-style="italic" officeooo:rsid="0044fae1" officeooo:paragraph-rsid="0044fae1" style:font-style-asian="italic" style:font-style-complex="italic"/>
    </style:style>
    <style:style style:name="P51" style:family="paragraph" style:parent-style-name="Standard">
      <style:text-properties fo:font-style="italic" officeooo:rsid="00505a3d" officeooo:paragraph-rsid="00505a3d" style:font-style-asian="italic" style:font-style-complex="italic"/>
    </style:style>
    <style:style style:name="P52" style:family="paragraph" style:parent-style-name="Standard">
      <style:text-properties fo:font-style="italic" officeooo:rsid="00505a3d" officeooo:paragraph-rsid="00505fe4" style:font-style-asian="italic" style:font-style-complex="italic"/>
    </style:style>
    <style:style style:name="P53" style:family="paragraph" style:parent-style-name="Standard">
      <style:text-properties fo:font-style="italic" officeooo:rsid="0053bd7d" officeooo:paragraph-rsid="0053bd7d" style:font-style-asian="italic" style:font-style-complex="italic"/>
    </style:style>
    <style:style style:name="P54" style:family="paragraph" style:parent-style-name="Standard">
      <style:text-properties fo:font-style="italic" officeooo:rsid="0053bd7d" officeooo:paragraph-rsid="00559891" style:font-style-asian="italic" style:font-style-complex="italic"/>
    </style:style>
    <style:style style:name="P55" style:family="paragraph" style:parent-style-name="Standard">
      <style:text-properties fo:font-style="italic" officeooo:rsid="0053bd7d" officeooo:paragraph-rsid="0058657c" style:font-style-asian="italic" style:font-style-complex="italic"/>
    </style:style>
    <style:style style:name="P56" style:family="paragraph" style:parent-style-name="Standard">
      <style:text-properties fo:font-style="italic" officeooo:rsid="00590d20" officeooo:paragraph-rsid="00590d20" style:font-style-asian="italic" style:font-style-complex="italic"/>
    </style:style>
    <style:style style:name="P57" style:family="paragraph" style:parent-style-name="Standard">
      <style:text-properties fo:font-style="italic" officeooo:rsid="005a9155" officeooo:paragraph-rsid="005a9155" style:font-style-asian="italic" style:font-style-complex="italic"/>
    </style:style>
    <style:style style:name="P58" style:family="paragraph" style:parent-style-name="Standard">
      <style:text-properties fo:font-style="italic" officeooo:rsid="0006656e" officeooo:paragraph-rsid="0006656e" style:font-style-asian="italic" style:font-style-complex="italic"/>
    </style:style>
    <style:style style:name="P59" style:family="paragraph" style:parent-style-name="Standard">
      <style:text-properties fo:font-style="italic" officeooo:rsid="005c0404" officeooo:paragraph-rsid="005c0404" style:font-style-asian="italic" style:font-style-complex="italic"/>
    </style:style>
    <style:style style:name="P60" style:family="paragraph" style:parent-style-name="Standard">
      <style:text-properties fo:font-style="italic" style:text-underline-style="solid" style:text-underline-width="auto" style:text-underline-color="font-color" officeooo:rsid="0006656e" officeooo:paragraph-rsid="0026c367" style:font-style-asian="italic" style:font-style-complex="italic"/>
    </style:style>
    <style:style style:name="P61" style:family="paragraph" style:parent-style-name="Standard" style:list-style-name="L14">
      <style:text-properties fo:font-style="italic" style:text-underline-style="solid" style:text-underline-width="auto" style:text-underline-color="font-color" officeooo:paragraph-rsid="0006656e" style:font-style-asian="italic" style:font-style-complex="italic"/>
    </style:style>
    <style:style style:name="P62" style:family="paragraph" style:parent-style-name="Standard" style:list-style-name="L20">
      <style:text-properties fo:font-style="italic" style:text-underline-style="solid" style:text-underline-width="auto" style:text-underline-color="font-color" officeooo:paragraph-rsid="00706e4c" style:font-style-asian="italic" style:font-style-complex="italic"/>
    </style:style>
    <style:style style:name="P63" style:family="paragraph" style:parent-style-name="Standard" style:list-style-name="L21">
      <style:text-properties officeooo:paragraph-rsid="0044fae1"/>
    </style:style>
    <style:style style:name="P64" style:family="paragraph" style:parent-style-name="Standard" style:list-style-name="L21">
      <style:text-properties officeooo:paragraph-rsid="0045e767"/>
    </style:style>
    <style:style style:name="P65" style:family="paragraph" style:parent-style-name="Standard">
      <style:text-properties style:font-name="Liberation Serif" fo:font-size="12pt" officeooo:rsid="004934d4" officeooo:paragraph-rsid="004934d4" style:font-size-asian="12pt" style:font-size-complex="12pt"/>
    </style:style>
    <style:style style:name="P66" style:family="paragraph" style:parent-style-name="Standard" style:list-style-name="L20">
      <style:text-properties style:font-name="Liberation Serif" fo:font-size="12pt" fo:font-style="italic" officeooo:rsid="0074d19e" officeooo:paragraph-rsid="0074d19e" style:font-size-asian="12pt" style:font-style-asian="italic" style:font-size-complex="12pt" style:font-style-complex="italic"/>
    </style:style>
    <style:style style:name="P67" style:family="paragraph" style:parent-style-name="Standard" style:list-style-name="L20">
      <style:text-properties style:font-name="Liberation Serif" fo:font-size="12pt" fo:font-style="italic" style:text-underline-style="solid" style:text-underline-width="auto" style:text-underline-color="font-color" officeooo:rsid="009e06a3" officeooo:paragraph-rsid="009e06a3" style:font-size-asian="12pt" style:font-style-asian="italic" style:font-size-complex="12pt" style:font-style-complex="italic"/>
    </style:style>
    <style:style style:name="P68" style:family="paragraph" style:parent-style-name="Standard">
      <style:text-properties officeooo:rsid="004a8926" officeooo:paragraph-rsid="004a8926"/>
    </style:style>
    <style:style style:name="P69" style:family="paragraph" style:parent-style-name="Standard">
      <style:text-properties officeooo:rsid="004c5919" officeooo:paragraph-rsid="004c5919"/>
    </style:style>
    <style:style style:name="P70" style:family="paragraph" style:parent-style-name="Standard">
      <style:text-properties officeooo:rsid="004de3c2" officeooo:paragraph-rsid="004de3c2"/>
    </style:style>
    <style:style style:name="P71" style:family="paragraph" style:parent-style-name="Standard" style:list-style-name="L22">
      <style:text-properties officeooo:paragraph-rsid="00505a3d"/>
    </style:style>
    <style:style style:name="P72" style:family="paragraph" style:parent-style-name="Standard">
      <style:text-properties officeooo:rsid="00505fe4" officeooo:paragraph-rsid="00505fe4"/>
    </style:style>
    <style:style style:name="P73" style:family="paragraph" style:parent-style-name="Standard">
      <style:text-properties officeooo:rsid="0053bd7d" officeooo:paragraph-rsid="0053bd7d"/>
    </style:style>
    <style:style style:name="P74" style:family="paragraph" style:parent-style-name="Standard" style:list-style-name="L23">
      <style:text-properties officeooo:paragraph-rsid="0053bd7d"/>
    </style:style>
    <style:style style:name="P75" style:family="paragraph" style:parent-style-name="Standard">
      <style:text-properties fo:font-style="normal" officeooo:rsid="00560004" officeooo:paragraph-rsid="00560004" style:font-style-asian="normal" style:font-style-complex="normal"/>
    </style:style>
    <style:style style:name="P76" style:family="paragraph" style:parent-style-name="Standard">
      <style:text-properties fo:font-style="normal" fo:font-weight="normal" officeooo:rsid="00560004" officeooo:paragraph-rsid="0056907f" style:font-style-asian="normal" style:font-weight-asian="normal" style:font-style-complex="normal" style:font-weight-complex="normal"/>
    </style:style>
    <style:style style:name="P77" style:family="paragraph" style:parent-style-name="Standard">
      <style:text-properties fo:font-style="normal" style:text-underline-style="none" officeooo:rsid="00a64ef8" officeooo:paragraph-rsid="00a64ef8" style:font-style-asian="normal" style:font-style-complex="normal"/>
    </style:style>
    <style:style style:name="P78" style:family="paragraph" style:parent-style-name="Standard" style:list-style-name="L24">
      <style:text-properties officeooo:paragraph-rsid="0056907f"/>
    </style:style>
    <style:style style:name="P79" style:family="paragraph" style:parent-style-name="Standard" style:list-style-name="L25">
      <style:text-properties officeooo:paragraph-rsid="0056907f"/>
    </style:style>
    <style:style style:name="P80" style:family="paragraph" style:parent-style-name="Standard" style:list-style-name="L24">
      <style:text-properties officeooo:rsid="0058657c" officeooo:paragraph-rsid="0058657c"/>
    </style:style>
    <style:style style:name="P81" style:family="paragraph" style:parent-style-name="Standard">
      <style:text-properties officeooo:rsid="0058657c" officeooo:paragraph-rsid="0058657c"/>
    </style:style>
    <style:style style:name="P82" style:family="paragraph" style:parent-style-name="Standard">
      <style:text-properties officeooo:rsid="00590d20" officeooo:paragraph-rsid="00590d20"/>
    </style:style>
    <style:style style:name="P83" style:family="paragraph" style:parent-style-name="Standard" style:list-style-name="L26">
      <style:text-properties officeooo:rsid="00590d20" officeooo:paragraph-rsid="00590d20"/>
    </style:style>
    <style:style style:name="P84" style:family="paragraph" style:parent-style-name="Standard" style:list-style-name="L26">
      <style:text-properties officeooo:paragraph-rsid="00590d20"/>
    </style:style>
    <style:style style:name="P85" style:family="paragraph" style:parent-style-name="Standard" style:list-style-name="L20">
      <style:text-properties officeooo:rsid="007ec214" officeooo:paragraph-rsid="007ec214"/>
    </style:style>
    <style:style style:name="P86" style:family="paragraph" style:parent-style-name="Standard" style:list-style-name="L20">
      <style:text-properties officeooo:rsid="007ec214" officeooo:paragraph-rsid="0089a5dc"/>
    </style:style>
    <style:style style:name="P87" style:family="paragraph" style:parent-style-name="Standard" style:list-style-name="L20">
      <style:text-properties officeooo:rsid="008dbd6f" officeooo:paragraph-rsid="008dbd6f"/>
    </style:style>
    <style:style style:name="P88" style:family="paragraph" style:parent-style-name="Standard" style:list-style-name="L20">
      <style:text-properties officeooo:rsid="008fdb89" officeooo:paragraph-rsid="008fdb89"/>
    </style:style>
    <style:style style:name="P89" style:family="paragraph" style:parent-style-name="Heading_20_2">
      <style:text-properties officeooo:paragraph-rsid="0019d815"/>
    </style:style>
    <style:style style:name="P90" style:family="paragraph" style:parent-style-name="Heading_20_1">
      <style:text-properties officeooo:paragraph-rsid="006964e9"/>
    </style:style>
    <style:style style:name="P91" style:family="paragraph" style:parent-style-name="Header">
      <style:paragraph-properties fo:text-align="end" style:justify-single-word="false"/>
    </style:style>
    <style:style style:name="P92" style:family="paragraph" style:parent-style-name="Footnote">
      <style:text-properties officeooo:rsid="00815486" officeooo:paragraph-rsid="00815486"/>
    </style:style>
    <style:style style:name="P93" style:family="paragraph" style:parent-style-name="Footnote">
      <style:paragraph-properties fo:margin-left="0in" fo:margin-right="0in" fo:text-indent="0in" style:auto-text-indent="false"/>
      <style:text-properties officeooo:rsid="00815486" officeooo:paragraph-rsid="00815486"/>
    </style:style>
    <style:style style:name="T1" style:family="text">
      <style:text-properties officeooo:rsid="0006656e"/>
    </style:style>
    <style:style style:name="T2" style:family="text">
      <style:text-properties officeooo:rsid="0009c15e"/>
    </style:style>
    <style:style style:name="T3" style:family="text">
      <style:text-properties officeooo:rsid="000d6112"/>
    </style:style>
    <style:style style:name="T4" style:family="text">
      <style:text-properties officeooo:rsid="0011caa9"/>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16785d" style:font-size-asian="10pt" style:font-size-complex="10pt"/>
    </style:style>
    <style:style style:name="T7" style:family="text">
      <style:text-properties style:font-name="Liberation Mono" fo:font-size="10pt" officeooo:rsid="0006656e" style:font-size-asian="10pt" style:font-size-complex="10pt"/>
    </style:style>
    <style:style style:name="T8" style:family="text">
      <style:text-properties officeooo:rsid="00122396"/>
    </style:style>
    <style:style style:name="T9" style:family="text">
      <style:text-properties officeooo:rsid="001519ca"/>
    </style:style>
    <style:style style:name="T10" style:family="text">
      <style:text-properties officeooo:rsid="0016785d"/>
    </style:style>
    <style:style style:name="T11" style:family="text">
      <style:text-properties officeooo:rsid="00178622"/>
    </style:style>
    <style:style style:name="T12" style:family="text">
      <style:text-properties officeooo:rsid="0017bf75"/>
    </style:style>
    <style:style style:name="T13" style:family="text">
      <style:text-properties officeooo:rsid="00182667"/>
    </style:style>
    <style:style style:name="T14" style:family="text">
      <style:text-properties officeooo:rsid="0019d815"/>
    </style:style>
    <style:style style:name="T15" style:family="text">
      <style:text-properties officeooo:rsid="001b7386"/>
    </style:style>
    <style:style style:name="T16" style:family="text">
      <style:text-properties officeooo:rsid="001c9d93"/>
    </style:style>
    <style:style style:name="T17" style:family="text">
      <style:text-properties officeooo:rsid="001db58c"/>
    </style:style>
    <style:style style:name="T18" style:family="text">
      <style:text-properties officeooo:rsid="001f938e"/>
    </style:style>
    <style:style style:name="T19" style:family="text">
      <style:text-properties officeooo:rsid="0022c71e"/>
    </style:style>
    <style:style style:name="T20" style:family="text">
      <style:text-properties officeooo:rsid="0024a146"/>
    </style:style>
    <style:style style:name="T21" style:family="text">
      <style:text-properties officeooo:rsid="0024e3b6"/>
    </style:style>
    <style:style style:name="T22" style:family="text">
      <style:text-properties officeooo:rsid="0026c367"/>
    </style:style>
    <style:style style:name="T23" style:family="text">
      <style:text-properties officeooo:rsid="00272492"/>
    </style:style>
    <style:style style:name="T24" style:family="text">
      <style:text-properties officeooo:rsid="00282253"/>
    </style:style>
    <style:style style:name="T25" style:family="text">
      <style:text-properties officeooo:rsid="0029063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961585"/>
    </style:style>
    <style:style style:name="T28" style:family="text">
      <style:text-properties style:text-underline-style="solid" style:text-underline-width="auto" style:text-underline-color="font-color" officeooo:rsid="00aa2dee"/>
    </style:style>
    <style:style style:name="T29" style:family="text">
      <style:text-properties officeooo:rsid="002b5839"/>
    </style:style>
    <style:style style:name="T30" style:family="text">
      <style:text-properties officeooo:rsid="002d4115"/>
    </style:style>
    <style:style style:name="T31" style:family="text">
      <style:text-properties officeooo:rsid="00344b11"/>
    </style:style>
    <style:style style:name="T32" style:family="text">
      <style:text-properties officeooo:rsid="003563b2"/>
    </style:style>
    <style:style style:name="T33" style:family="text">
      <style:text-properties officeooo:rsid="00364c78"/>
    </style:style>
    <style:style style:name="T34" style:family="text">
      <style:text-properties officeooo:rsid="0037c0ac"/>
    </style:style>
    <style:style style:name="T35" style:family="text">
      <style:text-properties officeooo:rsid="003e753c"/>
    </style:style>
    <style:style style:name="T36" style:family="text">
      <style:text-properties officeooo:rsid="0040ed57"/>
    </style:style>
    <style:style style:name="T37" style:family="text">
      <style:text-properties officeooo:rsid="00411f35"/>
    </style:style>
    <style:style style:name="T38" style:family="text">
      <style:text-properties fo:font-weight="bold" style:font-weight-asian="bold" style:font-weight-complex="bold"/>
    </style:style>
    <style:style style:name="T39" style:family="text">
      <style:text-properties fo:font-weight="bold" officeooo:rsid="0006656e" style:font-weight-asian="bold" style:font-weight-complex="bold"/>
    </style:style>
    <style:style style:name="T40" style:family="text">
      <style:text-properties fo:font-weight="bold" officeooo:rsid="0019d815" style:font-weight-asian="bold" style:font-weight-complex="bold"/>
    </style:style>
    <style:style style:name="T41" style:family="text">
      <style:text-properties officeooo:rsid="0044fae1"/>
    </style:style>
    <style:style style:name="T42" style:family="text">
      <style:text-properties officeooo:rsid="0045e767"/>
    </style:style>
    <style:style style:name="T43" style:family="text">
      <style:text-properties officeooo:rsid="00471a40"/>
    </style:style>
    <style:style style:name="T44" style:family="text">
      <style:text-properties fo:font-style="italic" style:font-style-asian="italic" style:font-style-complex="italic"/>
    </style:style>
    <style:style style:name="T45" style:family="text">
      <style:text-properties fo:font-style="italic" officeooo:rsid="008f5a56" style:font-style-asian="italic" style:font-style-complex="italic"/>
    </style:style>
    <style:style style:name="T46" style:family="text">
      <style:text-properties fo:font-style="italic" officeooo:rsid="00a64ef8"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44fae1" style:font-style-asian="italic" style:font-weight-asian="bold" style:font-style-complex="italic" style:font-weight-complex="bold"/>
    </style:style>
    <style:style style:name="T49" style:family="text">
      <style:text-properties fo:font-style="italic" fo:font-weight="bold" officeooo:rsid="00505a3d" style:font-style-asian="italic" style:font-weight-asian="bold" style:font-style-complex="italic" style:font-weight-complex="bold"/>
    </style:style>
    <style:style style:name="T50" style:family="text">
      <style:text-properties fo:font-style="italic" fo:font-weight="bold" officeooo:rsid="0053bd7d" style:font-style-asian="italic" style:font-weight-asian="bold" style:font-style-complex="italic" style:font-weight-complex="bold"/>
    </style:style>
    <style:style style:name="T51" style:family="text">
      <style:text-properties fo:font-style="italic" fo:font-weight="bold" officeooo:rsid="00560004" style:font-style-asian="italic" style:font-weight-asian="bold" style:font-style-complex="italic" style:font-weight-complex="bold"/>
    </style:style>
    <style:style style:name="T52" style:family="text">
      <style:text-properties fo:font-style="italic" fo:font-weight="bold" officeooo:rsid="0056907f" style:font-style-asian="italic" style:font-weight-asian="bold" style:font-style-complex="italic" style:font-weight-complex="bold"/>
    </style:style>
    <style:style style:name="T53" style:family="text">
      <style:text-properties fo:font-style="italic" fo:font-weight="bold" officeooo:rsid="00590d20" style:font-style-asian="italic" style:font-weight-asian="bold" style:font-style-complex="italic" style:font-weight-complex="bold"/>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style:text-underline-style="solid" style:text-underline-width="auto" style:text-underline-color="font-color" officeooo:rsid="008f5a56" style:font-style-asian="italic" style:font-style-complex="italic"/>
    </style:style>
    <style:style style:name="T56" style:family="text">
      <style:text-properties fo:font-style="italic" style:text-underline-style="solid" style:text-underline-width="auto" style:text-underline-color="font-color" officeooo:rsid="0026c367" style:font-style-asian="italic" style:font-style-complex="italic"/>
    </style:style>
    <style:style style:name="T57" style:family="text">
      <style:text-properties fo:font-style="italic" style:text-underline-style="solid" style:text-underline-width="auto" style:text-underline-color="font-color" officeooo:rsid="001b7386" style:font-style-asian="italic" style:font-style-complex="italic"/>
    </style:style>
    <style:style style:name="T58" style:family="text">
      <style:text-properties fo:font-style="italic" style:text-underline-style="solid" style:text-underline-width="auto" style:text-underline-color="font-color" officeooo:rsid="0063f652" style:font-style-asian="italic" style:font-style-complex="italic"/>
    </style:style>
    <style:style style:name="T59" style:family="text">
      <style:text-properties fo:font-style="italic" style:text-underline-style="solid" style:text-underline-width="auto" style:text-underline-color="font-color" officeooo:rsid="00721b46" style:font-style-asian="italic" style:font-style-complex="italic"/>
    </style:style>
    <style:style style:name="T60" style:family="text">
      <style:text-properties fo:font-style="italic" style:text-underline-style="solid" style:text-underline-width="auto" style:text-underline-color="font-color" officeooo:rsid="00a57b3c" style:font-style-asian="italic" style:font-style-complex="italic"/>
    </style:style>
    <style:style style:name="T61" style:family="text">
      <style:text-properties fo:font-style="italic" style:text-underline-style="solid" style:text-underline-width="auto" style:text-underline-color="font-color" officeooo:rsid="00a9df6c" style:font-style-asian="italic" style:font-style-complex="italic"/>
    </style:style>
    <style:style style:name="T62" style:family="text">
      <style:text-properties fo:font-style="italic" style:text-underline-style="solid" style:text-underline-width="auto" style:text-underline-color="font-color" officeooo:rsid="00aa4e34" style:font-style-asian="italic" style:font-style-complex="italic"/>
    </style:style>
    <style:style style:name="T63" style:family="text">
      <style:text-properties fo:font-style="italic" style:text-underline-style="solid" style:text-underline-width="auto" style:text-underline-color="font-color" officeooo:rsid="00ad5a87" style:font-style-asian="italic" style:font-style-complex="italic"/>
    </style:style>
    <style:style style:name="T64" style:family="text">
      <style:text-properties fo:font-style="italic" style:text-underline-style="solid" style:text-underline-width="auto" style:text-underline-color="font-color" officeooo:rsid="00b4b5bb" style:font-style-asian="italic" style:font-style-complex="italic"/>
    </style:style>
    <style:style style:name="T65" style:family="text">
      <style:text-properties fo:font-style="italic" style:text-underline-style="solid" style:text-underline-width="auto" style:text-underline-color="font-color" officeooo:rsid="00b8f4ac" style:font-style-asian="italic" style:font-style-complex="italic"/>
    </style:style>
    <style:style style:name="T66" style:family="text">
      <style:text-properties fo:font-style="italic" style:text-underline-style="solid" style:text-underline-width="auto" style:text-underline-color="font-color" officeooo:rsid="00b95840" style:font-style-asian="italic" style:font-style-complex="italic"/>
    </style:style>
    <style:style style:name="T67" style:family="text">
      <style:text-properties fo:font-style="italic" style:text-underline-style="solid" style:text-underline-width="auto" style:text-underline-color="font-color" officeooo:rsid="00bb525b" style:font-style-asian="italic" style:font-style-complex="italic"/>
    </style:style>
    <style:style style:name="T68" style:family="text">
      <style:text-properties fo:font-style="italic" style:text-underline-style="solid" style:text-underline-width="auto" style:text-underline-color="font-color" officeooo:rsid="00bda49c" style:font-style-asian="italic" style:font-style-complex="italic"/>
    </style:style>
    <style:style style:name="T69" style:family="text">
      <style:text-properties fo:font-style="italic" style:text-underline-style="solid" style:text-underline-width="auto" style:text-underline-color="font-color" officeooo:rsid="00bedeba" style:font-style-asian="italic" style:font-style-complex="italic"/>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4934d4" style:font-size-asian="12pt" style:font-size-complex="12pt"/>
    </style:style>
    <style:style style:name="T72" style:family="text">
      <style:text-properties style:font-name="Liberation Serif" fo:font-size="12pt" fo:font-style="italic" officeooo:rsid="0074d19e" style:font-size-asian="12pt" style:font-style-asian="italic" style:font-size-complex="12pt" style:font-style-complex="italic"/>
    </style:style>
    <style:style style:name="T73" style:family="text">
      <style:text-properties style:font-name="Liberation Serif" fo:font-size="12pt" fo:font-style="italic" officeooo:rsid="002b5839" style:font-size-asian="12pt" style:font-style-asian="italic" style:font-size-complex="12pt" style:font-style-complex="italic"/>
    </style:style>
    <style:style style:name="T74" style:family="text">
      <style:text-properties style:font-name="Liberation Serif" fo:font-size="12pt" fo:font-style="italic" officeooo:rsid="0079f4e5" style:font-size-asian="12pt" style:font-style-asian="italic" style:font-size-complex="12pt" style:font-style-complex="italic"/>
    </style:style>
    <style:style style:name="T75" style:family="text">
      <style:text-properties style:font-name="Liberation Serif" fo:font-size="12pt" fo:font-style="italic" officeooo:rsid="007b2340" style:font-size-asian="12pt" style:font-style-asian="italic" style:font-size-complex="12pt" style:font-style-complex="italic"/>
    </style:style>
    <style:style style:name="T76" style:family="text">
      <style:text-properties style:font-name="Liberation Serif" fo:font-size="12pt" fo:font-style="italic" officeooo:rsid="007cbd36" style:font-size-asian="12pt" style:font-style-asian="italic" style:font-size-complex="12pt" style:font-style-complex="italic"/>
    </style:style>
    <style:style style:name="T77" style:family="text">
      <style:text-properties style:font-name="Liberation Serif" fo:font-size="12pt" fo:font-style="italic" officeooo:rsid="007dd596" style:font-size-asian="12pt" style:font-style-asian="italic" style:font-size-complex="12pt" style:font-style-complex="italic"/>
    </style:style>
    <style:style style:name="T78" style:family="text">
      <style:text-properties style:font-name="Liberation Serif" fo:font-size="12pt" fo:font-style="italic" officeooo:rsid="00815486" style:font-size-asian="12pt" style:font-style-asian="italic" style:font-size-complex="12pt" style:font-style-complex="italic"/>
    </style:style>
    <style:style style:name="T79" style:family="text">
      <style:text-properties style:font-name="Liberation Serif" fo:font-size="12pt" fo:font-style="italic" officeooo:rsid="00815701" style:font-size-asian="12pt" style:font-style-asian="italic" style:font-size-complex="12pt" style:font-style-complex="italic"/>
    </style:style>
    <style:style style:name="T80" style:family="text">
      <style:text-properties style:font-name="Liberation Serif" fo:font-size="12pt" fo:font-style="italic" officeooo:rsid="0085caab" style:font-size-asian="12pt" style:font-style-asian="italic" style:font-size-complex="12pt" style:font-style-complex="italic"/>
    </style:style>
    <style:style style:name="T81" style:family="text">
      <style:text-properties style:font-name="Liberation Serif" fo:font-size="12pt" fo:font-style="italic" officeooo:rsid="00886496" style:font-size-asian="12pt" style:font-style-asian="italic" style:font-size-complex="12pt" style:font-style-complex="italic"/>
    </style:style>
    <style:style style:name="T82" style:family="text">
      <style:text-properties style:font-name="Liberation Serif" fo:font-style="italic" style:text-underline-style="solid" style:text-underline-width="auto" style:text-underline-color="font-color" officeooo:rsid="009dc654" style:font-style-asian="italic" style:font-style-complex="italic"/>
    </style:style>
    <style:style style:name="T83" style:family="text">
      <style:text-properties officeooo:rsid="004eeaaa"/>
    </style:style>
    <style:style style:name="T84" style:family="text">
      <style:text-properties officeooo:rsid="00505a3d"/>
    </style:style>
    <style:style style:name="T85" style:family="text">
      <style:text-properties fo:font-style="normal" officeooo:rsid="00560004" style:font-style-asian="normal" style:font-style-complex="normal"/>
    </style:style>
    <style:style style:name="T86" style:family="text">
      <style:text-properties fo:font-style="normal" officeooo:rsid="0056907f" style:font-style-asian="normal" style:font-style-complex="normal"/>
    </style:style>
    <style:style style:name="T87" style:family="text">
      <style:text-properties fo:font-style="normal" fo:font-weight="normal" officeooo:rsid="00505a3d" style:font-style-asian="normal" style:font-weight-asian="normal" style:font-style-complex="normal" style:font-weight-complex="normal"/>
    </style:style>
    <style:style style:name="T88" style:family="text">
      <style:text-properties officeooo:rsid="0053bd7d"/>
    </style:style>
    <style:style style:name="T89" style:family="text">
      <style:text-properties officeooo:rsid="00590d20"/>
    </style:style>
    <style:style style:name="T90" style:family="text">
      <style:text-properties officeooo:rsid="0060cd1c"/>
    </style:style>
    <style:style style:name="T91" style:family="text">
      <style:text-properties officeooo:rsid="0067e12f"/>
    </style:style>
    <style:style style:name="T92" style:family="text">
      <style:text-properties officeooo:rsid="006964e9"/>
    </style:style>
    <style:style style:name="T93" style:family="text">
      <style:text-properties officeooo:rsid="0069eb12"/>
    </style:style>
    <style:style style:name="T94" style:family="text">
      <style:text-properties officeooo:rsid="006b3f80"/>
    </style:style>
    <style:style style:name="T95" style:family="text">
      <style:text-properties officeooo:rsid="006e0fbc"/>
    </style:style>
    <style:style style:name="T96" style:family="text">
      <style:text-properties officeooo:rsid="00836fa2"/>
    </style:style>
    <style:style style:name="T97" style:family="text">
      <style:text-properties officeooo:rsid="008533cc"/>
    </style:style>
    <style:style style:name="T98" style:family="text">
      <style:text-properties officeooo:rsid="00877422"/>
    </style:style>
    <style:style style:name="T99" style:family="text">
      <style:text-properties officeooo:rsid="0089de47"/>
    </style:style>
    <style:style style:name="T100" style:family="text">
      <style:text-properties officeooo:rsid="008f5a56"/>
    </style:style>
    <style:style style:name="T101" style:family="text">
      <style:text-properties style:text-underline-style="none" officeooo:rsid="00b4b5bb"/>
    </style:style>
    <style:style style:name="T102" style:family="text">
      <style:text-properties style:text-underline-style="none" officeooo:rsid="00b65075"/>
    </style:style>
    <style:style style:name="T103" style:family="text">
      <style:text-properties officeooo:rsid="00b0e673"/>
    </style:style>
    <style:style style:name="T104" style:family="text">
      <style:text-properties officeooo:rsid="00b2ad0d"/>
    </style:style>
    <style:style style:name="T105" style:family="text">
      <style:text-properties officeooo:rsid="00b30268"/>
    </style:style>
    <style:style style:name="T106" style:family="text">
      <style:text-properties officeooo:rsid="00b4b5bb"/>
    </style:style>
    <style:style style:name="T107" style:family="text">
      <style:text-properties officeooo:rsid="00bc43c3"/>
    </style:style>
    <style:style style:name="T108" style:family="text">
      <style:text-properties officeooo:rsid="00c08a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ummary of <text:span text:style-name="T83">the</text:span> SNPpipeline process, report generation, and known issues</text:p>
      <text:p text:style-name="P46">October <text:span text:style-name="T108">10</text:span>th, 2016</text:p>
      <text:p text:style-name="Standard"/>
      <text:p text:style-name="Standard"/>
      <text:h text:style-name="Heading_20_1" text:outline-level="1">Purpose</text:h>
      <text:p text:style-name="P45"/>
      <text:p text:style-name="P45">This is<text:span text:style-name="T36">n'</text:span>t a how-to document or user guide, <text:span text:style-name="T103">rather </text:span>it's a description of the inner workings of the <text:span text:style-name="T34">SNP</text:span>pipeline, with enough detail so that those of you who understand <text:span text:style-name="T91">the requirements, the </text:span>science <text:span text:style-name="T35">and the file formats and third-party tools it depends on</text:span> can determine whether it's <text:span text:style-name="T91">doing what you want it to do</text:span>, and whether changes or improvements need to be made. <text:span text:style-name="T106">I've </text:span><text:span text:style-name="T64">underlined</text:span><text:span text:style-name="T101"> all issues that I would like feedback from Jun-Jun, Isabel or Grace on. </text:span><text:span text:style-name="T102">If you notice anything else, please let me know.</text:span></text:p>
      <text:p text:style-name="P45"/>
      <text:p text:style-name="P70">If you <text:span text:style-name="T104">are </text:span>primarily <text:span text:style-name="T91">interested </text:span>in the generated reports, feel free to skip down to Section <text:span text:style-name="T92">3 on page 5</text:span>.</text:p>
      <text:p text:style-name="P70"/>
      <text:h text:style-name="P90" text:outline-level="1"><text:span text:style-name="T2">Processing The Raw Data</text:span></text:h>
      <text:p text:style-name="P3"/>
      <text:p text:style-name="P3">This <text:span text:style-name="T33">section summarizes </text:span>the process the data goes through to <text:span text:style-name="T3">end up with</text:span> .tab files stored in ./data/output. I've removed as much program logic from it as possible while still preserving the pipeline flow and the commands <text:span text:style-name="T32">it makes</text:span> to third-party tools.</text:p>
      <text:p text:style-name="P2"/>
      <text:h text:style-name="Heading_20_2" text:outline-level="2">Generate the reference file (formatted_output.fasta):</text:h>
      <text:p text:style-name="P1"/>
      <text:list xml:id="list4997021517528948389" text:style-name="L2">
        <text:list-item>
          <text:p text:style-name="P7"><text:span text:style-name="T4">C</text:span>ombine and format fasta file to consistent line lengths</text:p>
        </text:list-item>
        <text:list-item>
          <text:p text:style-name="P8"><text:span text:style-name="T4">B</text:span>uild new reference, run: </text:p>
          <text:p text:style-name="P8"><text:span text:style-name="T5">bowtie2-build --threads &lt;numCores&gt; ./reference/formatted_output.fasta ./referenceTemp/formatted_output </text:span></text:p>
        </text:list-item>
        <text:list-item>
          <text:p text:style-name="P8"><text:span text:style-name="T4">B</text:span>uild .fai for reference, run: </text:p>
          <text:p text:style-name="P9">samtools faidx "./reference/formatted_output.fasta"</text:p>
        </text:list-item>
      </text:list>
      <text:p text:style-name="P1"/>
      <text:p text:style-name="P55">Samtools parameters used in the above call:</text:p>
      <text:list xml:id="list4696429215339764916" text:style-name="L24">
        <text:list-item>
          <text:p text:style-name="P80"><text:span text:style-name="T51">faidx</text:span><text:span text:style-name="T85">: index/extract FASTA</text:span></text:p>
        </text:list-item>
      </text:list>
      <text:p text:style-name="P81"><text:span text:style-name="T85"/></text:p>
      <text:h text:style-name="Heading_20_2" text:outline-level="2">Process data</text:h>
      <text:h text:style-name="Heading_20_3" text:outline-level="3">If Single, <text:span text:style-name="T31">for EACH FILE</text:span> (or R1/R2 pair) in ./data:</text:h>
      <text:p text:style-name="P1"/>
      <text:p text:style-name="P1"><text:span text:style-name="T38">Alignment with bowtie, save to ./dataTemp/single/&lt;filename&gt;.sam:<text:line-break/></text:span><text:span text:style-name="T37">This step takes the raw data files found in ./data as input, and outputs a .sam file for each input file (or R1/R2 pair) in ./dataTemp/single/. </text:span></text:p>
      <text:list xml:id="list7724468226883180630" text:style-name="L3">
        <text:list-item>
          <text:p text:style-name="P20"><text:soft-page-break/><text:span text:style-name="T9">If unpaired (0), run: </text:span></text:p>
          <text:p text:style-name="P10"><text:span text:style-name="T8">bowtie2 -p &lt;numCores&gt; -x ./referenceTemp/formatted_output -U "./data/"&lt;filename&gt; --local --very-sensitive-local -S "./dataTemp/single/&lt;filename&gt;.sam"</text:span></text:p>
        </text:list-item>
        <text:list-item>
          <text:p text:style-name="P20"><text:span text:style-name="T9">If paired (1), run: </text:span></text:p>
          <text:p text:style-name="P10"><text:span text:style-name="T1">bowtie2 -p &lt;numCores&gt; -x ./referenceTemp/formatted_output -1 "./data/$(ls "./data" | grep &lt;filename&gt; | sed -n 1p)" -2 "./data/$(ls "./data" | grep &lt;filename&gt; | sed -n 2p)" --local --very-sensitive-local -S "./dataTemp/single/&lt;filename&gt;.sam"</text:span></text:p>
        </text:list-item>
      </text:list>
      <text:p text:style-name="P1"><text:s text:c="4"/>(the above command passes as input the two files (R1 &amp; R2) whose names contain the given &lt;filename&gt; string)</text:p>
      <text:p text:style-name="P1"/>
      <text:p text:style-name="P51">Bowtie2 parameters used in the above calls:</text:p>
      <text:list xml:id="list8253206011582245710" text:style-name="L22">
        <text:list-item>
          <text:p text:style-name="P71"><text:span text:style-name="T49">-p</text:span><text:span text:style-name="T87">:</text:span><text:span text:style-name="T84"> number of threads</text:span></text:p>
        </text:list-item>
        <text:list-item>
          <text:p text:style-name="P71"><text:span text:style-name="T49">-x</text:span><text:span text:style-name="T84">: Index filename prefix (minus trailing .X.bt2).</text:span></text:p>
        </text:list-item>
        <text:list-item>
          <text:p text:style-name="P71"><text:span text:style-name="T49">-1</text:span><text:span text:style-name="T84">: Files with #1 mates, paired with files in &lt;m2&gt;.</text:span></text:p>
        </text:list-item>
        <text:list-item>
          <text:p text:style-name="P71"><text:span text:style-name="T49">-2</text:span><text:span text:style-name="T84">: Files with #2 mates, paired with files in &lt;m1&gt;.</text:span></text:p>
        </text:list-item>
        <text:list-item>
          <text:p text:style-name="P71"><text:span text:style-name="T49">-U</text:span><text:span text:style-name="T84">: Files with unpaired reads.</text:span></text:p>
        </text:list-item>
        <text:list-item>
          <text:p text:style-name="P71"><text:span text:style-name="T49">-S</text:span><text:span text:style-name="T84">: File for SAM output (default: stdout)</text:span></text:p>
        </text:list-item>
        <text:list-item>
          <text:p text:style-name="P71"><text:span text:style-name="T49">--local</text:span><text:span text:style-name="T84">: local alignment; ends might be soft clipped (off)</text:span></text:p>
        </text:list-item>
        <text:list-item>
          <text:p text:style-name="P71"><text:span text:style-name="T49">--very-sensitive-local</text:span><text:span text:style-name="T84">: -D 20 -R 3 -N 0 -L 20 -i S,1,0.50</text:span></text:p>
        </text:list-item>
      </text:list>
      <text:p text:style-name="P1"/>
      <text:p text:style-name="P4">Generate .bam:</text:p>
      <text:p text:style-name="P47">Takes as input the .sam files found in ./dataTemp/single/, and outputs .bam files in the same folder, then deletes the .sam files.</text:p>
      <text:list xml:id="list5093542083035179026" text:style-name="L4">
        <text:list-item>
          <text:p text:style-name="P22"><text:span text:style-name="T9">Run: </text:span></text:p>
          <text:p text:style-name="P11"><text:span text:style-name="T1">samtools view -Sb ./dataTemp/single/&lt;filename&gt;.sam &gt; ./dataTemp/single/&lt;filename&gt;.bam</text:span></text:p>
        </text:list-item>
        <text:list-item>
          <text:p text:style-name="P21"><text:span text:style-name="T9">Delete ./dataTemp/single/&lt;filename&gt;.sam</text:span></text:p>
        </text:list-item>
      </text:list>
      <text:p text:style-name="P1"/>
      <text:p text:style-name="P53">Samtools parameters used in the above call:</text:p>
      <text:list xml:id="list1706000613824274527" text:style-name="L23">
        <text:list-item>
          <text:p text:style-name="P74"><text:span text:style-name="T50">view</text:span><text:span text:style-name="T88">: SAM&lt;-&gt;BAM&lt;-&gt;CRAM conversion</text:span></text:p>
        </text:list-item>
        <text:list-item>
          <text:p text:style-name="P74"><text:span text:style-name="T50">-S</text:span><text:span text:style-name="T88">: ignored (input format is auto-detected)</text:span></text:p>
        </text:list-item>
        <text:list-item>
          <text:p text:style-name="P74"><text:span text:style-name="T50">-b</text:span><text:span text:style-name="T88">: output BAM</text:span></text:p>
        </text:list-item>
      </text:list>
      <text:p text:style-name="P73"/>
      <text:p text:style-name="P4">Sort .bam:</text:p>
      <text:p text:style-name="P47">Takes as input the .bam files found in ./dataTemp/single/, and outputs “_sorted.bam” files in the same folder, then deletes the original .bam files.</text:p>
      <text:list xml:id="list5305046704960737385" text:style-name="L5">
        <text:list-item>
          <text:p text:style-name="P24"><text:span text:style-name="T9">Run: </text:span></text:p>
          <text:p text:style-name="P12"><text:span text:style-name="T1">samtools sort -o ./dataTemp/single/&lt;filename&gt;_sorted.bam ./dataTemp/single/&lt;filename&gt;.bam</text:span></text:p>
        </text:list-item>
        <text:list-item>
          <text:p text:style-name="P23"><text:span text:style-name="T9">Delete ./dataTemp/single/&lt;filename&gt;.bam</text:span></text:p>
        </text:list-item>
      </text:list>
      <text:p text:style-name="P1"/>
      <text:p text:style-name="P54">Samtools parameters used in the above call:</text:p>
      <text:list xml:id="list163518227306267" text:continue-list="list4696429215339764916" text:style-name="L24">
        <text:list-item>
          <text:p text:style-name="P78"><text:span text:style-name="T51">sort</text:span><text:span text:style-name="T85">: sort alignment file</text:span></text:p>
        </text:list-item>
        <text:list-item>
          <text:p text:style-name="P78"><text:span text:style-name="T51">-o</text:span><text:span text:style-name="T85"> FILE: <text:s text:c="3"/>Write final output to FILE rather than standard output</text:span></text:p>
        </text:list-item>
      </text:list>
      <text:p text:style-name="P76"/>
      <text:p text:style-name="P4"><text:soft-page-break/>Index .bam:</text:p>
      <text:p text:style-name="P48">Takes as input the “_sorted.bam” files and indexes them.</text:p>
      <text:list xml:id="list7608039039676345701" text:style-name="L6">
        <text:list-item>
          <text:p text:style-name="P25"><text:span text:style-name="T9">Run: </text:span></text:p>
          <text:p text:style-name="P13"><text:span text:style-name="T1">samtools index ./dataTemp/single/&lt;filename&gt;_sorted.bam</text:span></text:p>
        </text:list-item>
      </text:list>
      <text:p text:style-name="P1"/>
      <text:p text:style-name="P54">Samtools parameters used in the above call:</text:p>
      <text:list xml:id="list1062146858212931180" text:style-name="L25">
        <text:list-item>
          <text:p text:style-name="P79"><text:span text:style-name="T52">index</text:span><text:span text:style-name="T86">: index alignment</text:span></text:p>
        </text:list-item>
      </text:list>
      <text:p text:style-name="P75"><text:span text:style-name="T85"/></text:p>
      <text:p text:style-name="P4">Find SNPs with freebayes, save to ./outputTemp/single/&lt;filename&gt;.vcf:</text:p>
      <text:p text:style-name="P65">Takes as input the <text:span text:style-name="T10">./reference/formatted_output.fasta </text:span>file and the <text:span text:style-name="T10">./dataTemp/single/&lt;filename&gt;_sorted.bam </text:span>files, and outputs <text:span text:style-name="T90">a </text:span>.vcf file in ./outputTemp/single/ for each .bam file input.</text:p>
      <text:list xml:id="list3073334844568791283" text:style-name="L7">
        <text:list-item>
          <text:p text:style-name="P26"><text:span text:style-name="T9">If params==paper(0), run: </text:span></text:p>
          <text:p text:style-name="P26"><text:span text:style-name="T6">freebayes -f ./reference/formatted_output.fasta -p &lt;singlep&gt; --pvar 0.75 --min-alternate-count 1 --theta 0.01 <text:s/>--use-best-n-alleles 4 --min-alternate-fraction 0.8 ./dataTemp/single/&lt;filename&gt;_sorted.bam 1&gt; ./outputTemp/single/&lt;filename&gt;.vcf</text:span></text:p>
        </text:list-item>
        <text:list-item>
          <text:p text:style-name="P26"><text:span text:style-name="T10">If params=default(1) run: </text:span></text:p>
          <text:p text:style-name="P26"><text:span text:style-name="T7">freebayes -f ./reference/formatted_output.fasta -p &lt;singlep&gt; ./dataTemp/single/&lt;filename&gt;_sorted.bam 1&gt; ./outputTemp/single/&lt;filename&gt;.vcf</text:span></text:p>
        </text:list-item>
      </text:list>
      <text:p text:style-name="P49"/>
      <text:p text:style-name="P50"><text:span text:style-name="T42">F</text:span>reebayes <text:span text:style-name="T43">input </text:span>parameters, based on the paper (<text:span text:style-name="T42">with the </text:span>defaults also shown in parentheses<text:span text:style-name="T42">)</text:span>:</text:p>
      <text:list xml:id="list645864985354207" text:style-name="L21">
        <text:list-item>
          <text:p text:style-name="P63"><text:span text:style-name="T41">fasta reference file</text:span></text:p>
        </text:list-item>
        <text:list-item>
          <text:p text:style-name="P64"><text:span text:style-name="T48">-p</text:span><text:span text:style-name="T41"> default ploidy = $singlep or $combinedp ($singlep or $combinedp, although freebayes default is 2)</text:span></text:p>
        </text:list-item>
        <text:list-item>
          <text:p text:style-name="P63"><text:span text:style-name="T48">--pvar</text:span><text:span text:style-name="T41"> (report sites if probability of polymorphism is greater than): 0.75 (default 0.0) (Note that post-filtering is generally recommended over the use of this parameter).</text:span></text:p>
        </text:list-item>
        <text:list-item>
          <text:p text:style-name="P63"><text:span text:style-name="T48">--min-alternate-count</text:span><text:span text:style-name="T41"> (min # of observations supporting an alternate allele within a single individual in order to evaluate this position): 1 (default 0.2)</text:span></text:p>
        </text:list-item>
        <text:list-item>
          <text:p text:style-name="P63"><text:span text:style-name="T48">--theta</text:span><text:span text:style-name="T41"> (expected mutation rate or pairwise nucleotide diversity): 0.01 (default 0.001)</text:span></text:p>
        </text:list-item>
        <text:list-item>
          <text:p text:style-name="P63"><text:span text:style-name="T48">--use-best-n-alleles</text:span><text:span text:style-name="T41">: 4 (Set to 0 to use all; default: all)</text:span></text:p>
        </text:list-item>
        <text:list-item>
          <text:p text:style-name="P63"><text:span text:style-name="T48">--min-alternate-fraction</text:span><text:span text:style-name="T41">: 0.8 (default 0.2)</text:span></text:p>
        </text:list-item>
        <text:list-item>
          <text:p text:style-name="P63"><text:span text:style-name="T41">.bam input file</text:span></text:p>
        </text:list-item>
      </text:list>
      <text:p text:style-name="P1"/>
      <text:p text:style-name="P5"><text:span text:style-name="T39">Remove indels:</text:span></text:p>
      <text:p text:style-name="P68">Takes as input the .vcf files in <text:span text:style-name="T71">./outputTemp/single/, </text:span><text:span text:style-name="T70">and outputs a “.recode.vcf” file for each input in the same folder.</text:span></text:p>
      <text:list xml:id="list1386773959170221322" text:style-name="L8">
        <text:list-item>
          <text:p text:style-name="P27"><text:span text:style-name="T11">Run: </text:span></text:p>
          <text:p text:style-name="P14"><text:span text:style-name="T11">vcftools --vcf ./outputTemp/single/&lt;filename&gt;.vcf --remove-indels --recode --recode-INFO-all --out ./outputTemp/single/&lt;filename&gt;</text:span></text:p>
        </text:list-item>
      </text:list>
      <text:p text:style-name="P1"/>
      <text:p text:style-name="P56">Vcftools parameters used in the above call:</text:p>
      <text:list xml:id="list6853029454885406149" text:style-name="L26">
        <text:list-item>
          <text:p text:style-name="P84"><text:span text:style-name="T53">--vcf</text:span><text:span text:style-name="T89"> &lt;input_filename&gt;: the VCF file to be processed.</text:span></text:p>
        </text:list-item>
        <text:list-item>
          <text:p text:style-name="P83"><text:span text:style-name="T47">--remove-indels</text:span>: exclude sites that contain an indel. "Indel" means any variant that alters the length of the REF allele.</text:p>
        </text:list-item>
        <text:list-item>
          <text:p text:style-name="P84"><text:span text:style-name="T53">--recode</text:span><text:span text:style-name="T89">: generate a new file in VCF from the input VCF or BCF file after applying the filtering options specified by the user. The output file has the suffix ".recode.vcf". By default, the INFO </text:span><text:soft-page-break/><text:span text:style-name="T89">fields are removed from the output file, as the INFO values may be invalidated by the recoding (e.g. the total depth may need to be recalculated if individuals are removed). This behavior may be overriden.</text:span></text:p>
        </text:list-item>
        <text:list-item>
          <text:p text:style-name="P84"><text:span text:style-name="T53">--recode-INFO-all</text:span><text:span text:style-name="T89">: can be used with the above recode option to define an INFO key name to keep all INFO values in the original file.</text:span></text:p>
        </text:list-item>
        <text:list-item>
          <text:p text:style-name="P84"><text:span text:style-name="T53">--out</text:span><text:span text:style-name="T89"> &lt;output_prefix&gt;: the output filename prefix for all files generated by vcftools.</text:span></text:p>
        </text:list-item>
      </text:list>
      <text:p text:style-name="P82"/>
      <text:p text:style-name="P4">Filter using cutoffs:</text:p>
      <text:p text:style-name="P68">Takes as input the .recode.vcf files in <text:span text:style-name="T71">./outputTemp/single/, </text:span><text:span text:style-name="T70">and outputs a “_cutoff” file for each input in the same folder.</text:span></text:p>
      <text:list xml:id="list2436788915250149785" text:style-name="L9">
        <text:list-item>
          <text:p text:style-name="P28"><text:span text:style-name="T11">Run: </text:span></text:p>
          <text:p text:style-name="P15"><text:span text:style-name="T11">cat ./outputTemp/single/&lt;filename&gt;.recode.vcf | ./tools/vcftools/src/perl/vcf-annotate --filter Qual=5 &gt; ./outputTemp/single/&lt;filename&gt;_cutoff</text:span></text:p>
        </text:list-item>
      </text:list>
      <text:p text:style-name="P1"/>
      <text:p text:style-name="P57">(The vcf-annotate tool adds or removes filters and custom annotations to VCF files).</text:p>
      <text:p text:style-name="P1"/>
      <text:p text:style-name="P4">Tab conversion:</text:p>
      <text:p text:style-name="P69">Takes as input the “_cutoff” files in ./outputTemp/single/, and outputs the final .tab file in ./output/single/.</text:p>
      <text:list xml:id="list3052572896286013285" text:style-name="L10">
        <text:list-item>
          <text:p text:style-name="P29"><text:span text:style-name="T11">Run: </text:span></text:p>
          <text:p text:style-name="P16"><text:span text:style-name="T11">vcf-to-tab &lt; ./outputTemp/single/&lt;filename&gt;_cutoff &gt; ./output/single/&lt;filename&gt;.tab</text:span></text:p>
        </text:list-item>
      </text:list>
      <text:p text:style-name="P1"/>
      <text:p text:style-name="P59">(The vcf-to-tab tool converts the VCF file into a tab-delimited text file listing the actual variants instead of ALT indexes).</text:p>
      <text:p text:style-name="P1"/>
      <text:h text:style-name="Heading_20_3" text:outline-level="3">If Pooled:</text:h>
      <text:p text:style-name="P1"/>
      <text:p text:style-name="P4">Alignment with bowtie, save to ./dataTemp/pooled/&lt;filename&gt;.sam:</text:p>
      <text:list xml:id="list86988149254009130" text:style-name="L11">
        <text:list-item>
          <text:p text:style-name="P30"><text:span text:style-name="T12">If unpaired (0), run: </text:span></text:p>
          <text:p text:style-name="P17"><text:span text:style-name="T12">bowtie2 -p &lt;numCores&gt; -x ./referenceTemp/formatted_output -U &lt;list of files in ./data&gt; --local --very-sensitive-local -S "./dataTemp/pooled/&lt;filename&gt;.sam"</text:span></text:p>
        </text:list-item>
        <text:list-item>
          <text:p text:style-name="P30"><text:span text:style-name="T12">If paired (1), run: </text:span></text:p>
          <text:p text:style-name="P17"><text:span text:style-name="T12">bowtie2 -p &lt;numCores&gt; -x ./referenceTemp/formatted_output -1 &lt;list of R1 files in ./data&gt; -2 &lt;list of R2 files in ./data&gt; --local --very-sensitive-local -S "./dataTemp/pooled/&lt;filename&gt;.sam"</text:span></text:p>
        </text:list-item>
      </text:list>
      <text:p text:style-name="P1"/>
      <text:p text:style-name="P52">Bowtie2 parameters used in the above calls:</text:p>
      <text:p text:style-name="P72">(see the parameters listed under <text:span text:style-name="T93">section 2</text:span>.2.a)</text:p>
      <text:p text:style-name="P1"/>
      <text:p text:style-name="P1"/>
      <text:p text:style-name="P1">The following operations are the same as for single data <text:span text:style-name="T12">(above)</text:span>, except instead of being run once per file (or R1/R2 pair) in ./data<text:span text:style-name="T13">Temp</text:span>/single, these are run only once for the pooled data <text:span text:style-name="T12">output file in ./dataTemp/pooled</text:span>, and <text:span text:style-name="T12">the folder</text:span> "single" is changed to "pooled" in any folder paths in the commands <text:span text:style-name="T12">listed for single</text:span>.</text:p>
      <text:p text:style-name="P1"><text:soft-page-break/></text:p>
      <text:p text:style-name="P4">Generate .bam</text:p>
      <text:p text:style-name="P4">Sort .bam</text:p>
      <text:p text:style-name="P4">Index .bam</text:p>
      <text:p text:style-name="P4">Find SNPs with freebayes, save to ./outputTemp/pooled/&lt;filename&gt;.vcf</text:p>
      <text:p text:style-name="P4">Remove indels</text:p>
      <text:p text:style-name="P4">Filter using cutoffs</text:p>
      <text:p text:style-name="P4">Tab conversion</text:p>
      <text:p text:style-name="P1"/>
      <text:h text:style-name="Heading_20_1" text:outline-level="1">Report Generation</text:h>
      <text:p text:style-name="P1"/>
      <text:p text:style-name="P6">This is a<text:span text:style-name="T94">n overview</text:span> of how the various reports are generated from the processed data.</text:p>
      <text:p text:style-name="P6"/>
      <text:h text:style-name="P89" text:outline-level="2">Generate report.csv</text:h>
      <text:list xml:id="list6667946517518434776" text:style-name="L12">
        <text:list-item>
          <text:p text:style-name="P31"><text:span text:style-name="T14">Read the .tab file in ./output/</text:span><text:span text:style-name="T40">pooled</text:span><text:span text:style-name="T14">/ (if it exists), and store it's data in a report column called "COMBINED"</text:span></text:p>
        </text:list-item>
        <text:list-item>
          <text:p text:style-name="P31"><text:span text:style-name="T14">R</text:span>ead all the .tab files in ./output/<text:span text:style-name="T38">single</text:span>/ and add them to the report, adding one column per .tab file (matching rows by "CHROM", "POS", "REF")</text:p>
          <text:list>
            <text:list-item>
              <text:p text:style-name="P32"><text:span text:style-name="T14">If the report has a "COMBINED" column, reject any rows in the single .tab files that don't match up with an already existing row in the report.</text:span></text:p>
            </text:list-item>
            <text:list-item>
              <text:p text:style-name="P32"><text:span text:style-name="T14">If the report has no "COMBINED" column, accept all rows from the single .tab files, even if they don't match with an already existing row in the report.</text:span></text:p>
            </text:list-item>
          </text:list>
        </text:list-item>
        <text:list-item>
          <text:p text:style-name="P32"><text:span text:style-name="T15">Write this report to ./reports/report.csv</text:span></text:p>
        </text:list-item>
      </text:list>
      <text:p text:style-name="P1"/>
      <text:h text:style-name="Heading_20_2" text:outline-level="2">Generate filled_report.csv</text:h>
      <text:list xml:id="list190480268962622160" text:style-name="L13">
        <text:list-item>
          <text:p text:style-name="P33"><text:span text:style-name="T15">Split the contents of report into separate files of 1000 rows each, then process each file row by row: </text:span></text:p>
          <text:list>
            <text:list-item>
              <text:p text:style-name="P33"><text:span text:style-name="T1">excluding the "COMBINED" column from calculations (if it exists), for each column in the row, if its data is NA:</text:span></text:p>
              <text:list>
                <text:list-item>
                  <text:p text:style-name="P33"><text:span text:style-name="T1">run: <text:line-break/></text:span><text:span text:style-name="T7">samtools tview ./dataTemp/single/&lt;filename&gt;_sorted.bam ./reference/formatted_output.fasta -d T -p \"&lt;the row's CHROM value&gt;:&lt;the row's POS value&gt;"</text:span></text:p>
                </text:list-item>
                <text:list-item>
                  <text:p text:style-name="P34"><text:span text:style-name="T15">If the first character in line 1 of the samtools ouput is the same as the current row's "REF" value, and the first character in line 2 of the samtools output is either "." or ",", replace the NA in the current column with the "REF" value + "/" <text:line-break/></text:span><text:span text:style-name="T57">(T</text:span><text:span text:style-name="T63">ODO</text:span><text:span text:style-name="T57">: Jun-Jun requested replacing "REF"/ with "REF"/"REF". </text:span><text:span text:style-name="T58">I haven't yet made this change </text:span><text:span text:style-name="T60">because it impacts</text:span><text:span text:style-name="T58"> the code to generate probability.csv (see notes in section </text:span><text:span text:style-name="T59">3</text:span><text:span text:style-name="T58">.8)</text:span><text:span text:style-name="T57">. </text:span><text:span text:style-name="T65">It will be easy to </text:span><text:span text:style-name="T67">change</text:span><text:span text:style-name="T65">, but I would like Jun-Jun's feedback on section 3.8 first</text:span><text:span text:style-name="T66">)</text:span><text:span text:style-name="T57">.</text:span></text:p>
                </text:list-item>
              </text:list>
            </text:list-item>
          </text:list>
        </text:list-item>
        <text:list-item>
          <text:p text:style-name="P33"><text:span text:style-name="T15">After processing, recombine all the files into one large report, and write it to ./reports/filled_report.csv</text:span></text:p>
        </text:list-item>
      </text:list>
      <text:p text:style-name="P1"/>
      <text:h text:style-name="Heading_20_2" text:outline-level="2"><text:soft-page-break/>Generate edited_report.csv (editing for cutoffs)</text:h>
      <text:list xml:id="list2440147506219494640" text:style-name="L14">
        <text:list-item>
          <text:p text:style-name="P36"><text:span text:style-name="T16">Using the data in filled_report as input, if there are less than 20 data columns, skip this entire step and don't write edited_report.csv</text:span></text:p>
        </text:list-item>
        <text:list-item>
          <text:p text:style-name="P36"><text:span text:style-name="T18">If there are at least 20 data columns (21 if the "COMBINED" column exists):</text:span></text:p>
          <text:list>
            <text:list-item>
              <text:p text:style-name="P35"><text:span text:style-name="T16">E</text:span>xcluding the "COMBINED" column from calculations (if it exists):</text:p>
              <text:list>
                <text:list-item>
                  <text:p text:style-name="P61"><text:span text:style-name="T17">(BUG: There's an off-by-one error here which is easy to fix but would have affected any previously generated reports: it always excludes the first single data column (after the COMINED colum if it exists) from the following calculations, although the column still remains in the report. So, for example, if there are 54 data columns, it will perform the following checks using columns 2-54, but not column 1):</text:span></text:p>
                </text:list-item>
                <text:list-item>
                  <text:p text:style-name="P35"><text:span text:style-name="T16">Remove all rows that have NA for more than half their values</text:span></text:p>
                </text:list-item>
                <text:list-item>
                  <text:p text:style-name="P35"><text:span text:style-name="T16">Remove all rows that have only two types of data, and NA is one of them</text:span></text:p>
                </text:list-item>
                <text:list-item>
                  <text:p text:style-name="P35"><text:span text:style-name="T16">Remove all rows that have only one type of data, and it isn't NA</text:span></text:p>
                </text:list-item>
              </text:list>
            </text:list-item>
            <text:list-item>
              <text:p text:style-name="P35"><text:span text:style-name="T16">Write the results to ./reports/edited_report.csv</text:span></text:p>
            </text:list-item>
          </text:list>
        </text:list-item>
      </text:list>
      <text:p text:style-name="P1"/>
      <text:h text:style-name="Heading_20_2" text:outline-level="2">Generate percentage_snps.csv (finding snp percentage per site)</text:h>
      <text:list xml:id="list8744100664248619835" text:style-name="L16">
        <text:list-item>
          <text:p text:style-name="P37"><text:span text:style-name="T19">Excluding the "COMBINED" column from calculations (if it exists), for each row in the report (either filled_report if less than 20 data columns, or edited_report if more than 20), calculate and store in a new report the totals of cells that contain an A, C, T, G, NA, the max (excluding NA), second_max (excluding NA), sum (excluding NA), and MAF (second_max / (second_max + max).</text:span></text:p>
        </text:list-item>
        <text:list-item>
          <text:p text:style-name="P37"><text:span text:style-name="T19">Write this to percentage_snps.csv</text:span></text:p>
        </text:list-item>
      </text:list>
      <text:p text:style-name="P1"/>
      <text:h text:style-name="Heading_20_2" text:outline-level="2">Generate MAF_cutoff_report.csv</text:h>
      <text:list xml:id="list654689439445404009" text:style-name="L17">
        <text:list-item>
          <text:p text:style-name="P38"><text:span text:style-name="T20">Remove all rows from report (either filled_report if less than 20 data columns, or edited_report if more than 20) whose MAF (see percentage_snps.csv) is less than the MAF_CUTOFF, and sort the report by snpp's MAF field, highest to lowest.</text:span></text:p>
        </text:list-item>
        <text:list-item>
          <text:p text:style-name="P38"><text:span text:style-name="T20">Write this to MAF_cutoff_report.csv</text:span></text:p>
        </text:list-item>
      </text:list>
      <text:p text:style-name="P1"/>
      <text:h text:style-name="Heading_20_2" text:outline-level="2">Generate mutation_percentage.csv</text:h>
      <text:list xml:id="list7910743299559644232" text:style-name="L18">
        <text:list-item>
          <text:p text:style-name="P39"><text:span text:style-name="T21">Use the MAF_cutoff_report's "CHROM" column and the reference fasta file to calculate and write mutation_percentage.csv, sorted by percentage SNP. Columns in mutation_percentage.csv are defined as:</text:span></text:p>
          <text:list>
            <text:list-item>
              <text:p text:style-name="P39"><text:span text:style-name="T1">"" = sequence name</text:span></text:p>
            </text:list-item>
            <text:list-item>
              <text:p text:style-name="P39"><text:span text:style-name="T21">Role = sequence annotation (name + trailing info)</text:span></text:p>
            </text:list-item>
            <text:list-item>
              <text:p text:style-name="P39"><text:span text:style-name="T21">Snp = number of rows in MAF_cutoff_report containing the current fasta name in their "CHROM" cell</text:span></text:p>
            </text:list-item>
            <text:list-item>
              <text:p text:style-name="P39"><text:span text:style-name="T21">Length = number of character's in the sequence</text:span></text:p>
            </text:list-item>
            <text:list-item>
              <text:p text:style-name="P39"><text:span text:style-name="T21">Percentage SNP = snp / length * 100</text:span></text:p>
            </text:list-item>
          </text:list>
        </text:list-item>
        <text:list-item>
          <text:p text:style-name="P39"><text:span text:style-name="T21">Write this to mutation_percentage.csv</text:span></text:p>
        </text:list-item>
      </text:list>
      <text:p text:style-name="P1"/>
      <text:h text:style-name="Heading_20_2" text:outline-level="2"><text:soft-page-break/>Generate MAF_cutoff_report_chi.csv (replacing alleles with characters for chi square test)</text:h>
      <text:p text:style-name="P1"><text:span text:style-name="T54">NOTE: This procedure was non-operational when I tested it. I've fixed some bugs and made sure it runs </text:span><text:span text:style-name="T61">they way I think it should</text:span><text:span text:style-name="T54">, but </text:span><text:span text:style-name="T61">please make sure</text:span><text:span text:style-name="T54"> it's doing it properly.</text:span> </text:p>
      <text:list xml:id="list5869792374193298863" text:style-name="L19">
        <text:list-item>
          <text:p text:style-name="P40"><text:span text:style-name="T22">Using MAF_cutoff_report.csv as a starting point, excluding the "COMBINED" column from operations (if it exists), for each row:</text:span></text:p>
          <text:list>
            <text:list-item>
              <text:p text:style-name="P40"><text:span text:style-name="T22">If there's only one value in the row, replace all occurences of it with "H"</text:span></text:p>
            </text:list-item>
            <text:list-item>
              <text:p text:style-name="P40"><text:span text:style-name="T22">If the two most frequent values make up more than 90% of the row, replace all occurences of the most frequent with H and all occurrences of the 2nd most frequent with A, and replace everything else with NA. <text:line-break/></text:span><text:span text:style-name="T56">(NOTE: What if they both have the same number of occurences? Do we just leave it to the sorting algorithm to determine which gets H and which gets A?)</text:span></text:p>
            </text:list-item>
            <text:list-item>
              <text:p text:style-name="P40"><text:span text:style-name="T22">Else if the two most frequent values make up 90% or less, remove the row from report</text:span></text:p>
            </text:list-item>
          </text:list>
        </text:list-item>
        <text:list-item>
          <text:p text:style-name="P41"><text:span text:style-name="T22">Write report to MAF_cutoff_report_chi.csv</text:span></text:p>
        </text:list-item>
      </text:list>
      <text:p text:style-name="P60"><text:span text:style-name="T22">(NOTE</text:span>: the way <text:span text:style-name="T95">this i</text:span>s written, the two most frequent values must make up MORE THAN 90% of the row, and therefore wouldn't qualify if they make up 90%. Should I change this to be inclusive of 90%?<text:span text:style-name="T22">)</text:span></text:p>
      <text:p text:style-name="P1"><text:span text:style-name="T56">(</text:span><text:span text:style-name="T62">NOTE</text:span><text:span text:style-name="T54">: What if either of the two most frequent values required for a majority of &gt; 90% is NA? Do we delete the row? I have assumed so and programmed it accordingly</text:span><text:span text:style-name="T56">).</text:span></text:p>
      <text:p text:style-name="P77"/>
      <text:h text:style-name="Heading_20_2" text:outline-level="2">Generate probability.csv</text:h>
      <text:p text:style-name="P58"><text:span text:style-name="T26">NOTE: This procedure was non-operational when I tested it. I've fixed some bugs and made sure it runs </text:span><text:span text:style-name="T28">the way I think it should</text:span><text:span text:style-name="T26">, </text:span><text:span text:style-name="T27">but please make sure that </text:span><text:span text:style-name="T26">it's doing it properly.</text:span> </text:p>
      <text:list xml:id="list4268921326459834502" text:style-name="L20">
        <text:list-item>
          <text:p text:style-name="P42"><text:span text:style-name="T23">Using MAF_cutoff_report.csv as a starting point, for each column of the report:</text:span></text:p>
          <text:list>
            <text:list-item>
              <text:p text:style-name="P42"><text:span text:style-name="T23">If it's the "COMBINED" column, set &lt;filename&gt; to the existing "cutoff" file in outputTemp/pooled/</text:span></text:p>
            </text:list-item>
            <text:list-item>
              <text:p text:style-name="P42"><text:span text:style-name="T23">Otherwise set &lt;filename&gt; to ./outputTemp/single/&lt;current col name (minus the last 4 characters)&gt;_cutoff"</text:span></text:p>
            </text:list-item>
            <text:list-item>
              <text:p text:style-name="P42"><text:span text:style-name="T96">Import the “_cutoff” file (it's in vcf format), and get the row ranges recorded in the file. We will use their names and indices to look up genotype likelihoods.</text:span></text:p>
            </text:list-item>
            <text:list-item>
              <text:p text:style-name="P42"><text:span text:style-name="T24">F</text:span>or each cell in the current report column, if the current cell is not NA:</text:p>
              <text:list>
                <text:list-item>
                  <text:p text:style-name="P62"><text:span text:style-name="T24">(POSSIBLE BUG: The code summarized below has special cases for when the data value is just 2 characters (eg. "A/"). This would break once I do the change Jun-Jun requested for filled_report.csv (see section 3.2). I'd like to talk with Jun-Jun about how to resolve this without adversely affecting other data samples.</text:span></text:p>
                </text:list-item>
                <text:list-item>
                  <text:p text:style-name="P42"><text:span text:style-name="T24">If the number of characters in the current cell is 2 and the first character is NOT equal to the current row's "REF" value:</text:span></text:p>
                  <text:list>
                    <text:list-item>
                      <text:p text:style-name="P85">Set <text:span text:style-name="T97">index</text:span> to the list of the indices of those row range names which contain both this row's "CHROM" value and ":&lt;this row's POS value&gt;_". <text:line-break/><text:span text:style-name="T44">(</text:span><text:span text:style-name="T46">W</text:span><text:span text:style-name="T44">e only care about the first one in the list if there are more than one).</text:span></text:p>
                    </text:list-item>
                    <text:list-item>
                      <text:p text:style-name="P43"><text:span text:style-name="T24">If index is not NA, set the current cell to: </text:span></text:p>
                      <text:list>
                        <text:list-header>
                          <text:p text:style-name="P18"><text:span text:style-name="T24">10^(the 2nd of 3 genotype likelihoods in the vcf “_cutoff” file's $GENO$GL[index] record)<text:tab/><text:tab/></text:span><text:span text:style-name="T82">(NOTE: Is this correct?)</text:span><text:span text:style-name="T24"><text:line-break/></text:span><text:span text:style-name="T72">(</text:span><text:span text:style-name="T73">$GENO$GL </text:span><text:span text:style-name="T74">is a list of genotype </text:span><text:span text:style-name="T77">likelihoods</text:span><text:span text:style-name="T74">, </text:span><text:span text:style-name="T75">indexed by row ranges</text:span><text:span text:style-name="T74">. </text:span><text:span text:style-name="T75">Each row range has three </text:span><text:span text:style-name="T77">likilihood</text:span><text:span text:style-name="T76"> </text:span><text:span text:style-name="T75">numbers associated with it. </text:span><text:span text:style-name="T80">For example, if the REF </text:span><text:soft-page-break/><text:span text:style-name="T80">allele </text:span><text:span text:style-name="T81">associated with the row range</text:span><text:span text:style-name="T80"> is A and the </text:span><text:span text:style-name="T81">ALT </text:span><text:span text:style-name="T80">allele </text:span><text:span text:style-name="T81">associated with the row range</text:span><text:span text:style-name="T80"> is T, the three </text:span><text:span text:style-name="T81">stored </text:span><text:span text:style-name="T80">likelihood values </text:span><text:span text:style-name="T81">for the row range </text:span><text:span text:style-name="T80">would be for A/A, A/T, T/T, respectively</text:span><text:span text:style-name="T75">. </text:span><text:span text:style-name="T78">See footnote</text:span><text:span text:style-name="T78"><text:note text:id="ftn0" text:note-class="footnote"><text:note-citation text:label="*">*</text:note-citation><text:note-body><text:p text:style-name="P92">From: <text:a xlink:type="simple" xlink:href="http://samtools.github.io/hts-specs/VCFv4.1.pdf" text:style-name="Internet_20_link" text:visited-style-name="Visited_20_Internet_20_Link">http://samtools.github.io/hts-specs/VCFv4.1.pdf</text:a>, <text:span text:style-name="T98">section 1.4.2, page 5:</text:span></text:p><text:p text:style-name="P92">GL : genotype likelihoods comprised of comma separated floating point log 10 -scaled likelihoods for all possible</text:p><text:p text:style-name="P92">genotypes given the set of alleles defined in the REF and ALT fields. In presence of the GT field the same</text:p><text:p text:style-name="P92">ploidy is expected and the canonical order is used; without GT field, diploidy is assumed. If A is the allele in</text:p><text:p text:style-name="P92">REF and B,C,... are the alleles as ordered in ALT, the ordering of genotypes for the likelihoods is given by:</text:p><text:p text:style-name="P92">F(j/k) = (k*(k+1)/2)+j. In other words, for biallelic sites the ordering is: AA,AB,BB; for triallelic sites the</text:p><text:p text:style-name="P92">ordering is: AA,AB,BB,AC,BC,CC, etc. For example: GT:GL 0/1:-323.03,-99.29,-802.53 (Floats)</text:p><text:p text:style-name="P93"/><text:p text:style-name="P92">GT : genotype, encoded as allele values separated by either of / or |. The allele values are 0 for the reference</text:p><text:p text:style-name="P92">allele (what is in the REF field), 1 for the first allele listed in ALT, 2 for the second allele list in ALT and</text:p><text:p text:style-name="P92">so on. For diploid calls examples could be 0/1, 1 | 0, or 1/2, etc. For haploid calls, e.g. on Y, male non-</text:p><text:p text:style-name="P92">pseudoautosomal X, or mitochondrion, only one allele value should be given; a triploid call might look like</text:p><text:p text:style-name="P92">0/0/1. If a call cannot be made for a sample at a given locus, ‘.’ should be specified for each missing allele</text:p><text:p text:style-name="P92">in the GT field (for example ‘./.’ for a diploid genotype and ‘.’ for haploid genotype). The meanings of the</text:p><text:p text:style-name="P92">separators are as follows (see the PS field below for more details on incorporating phasing information into the</text:p><text:p text:style-name="P92">genotypes): <text:tab/><text:tab/> / : genotype unphased ,<text:tab/>| : genotype phased</text:p></text:note-body></text:note></text:span><text:span text:style-name="T78"> for official documentation on GL and GT </text:span><text:span text:style-name="T79">data </text:span><text:span text:style-name="T78">in VCF files.</text:span><text:span text:style-name="T74"> </text:span></text:p>
                        </text:list-header>
                      </text:list>
                    </text:list-item>
                    <text:list-item>
                      <text:p text:style-name="P42"><text:span text:style-name="T24">Else if index is NA, set the current cell to NA</text:span></text:p>
                    </text:list-item>
                  </text:list>
                </text:list-item>
                <text:list-item>
                  <text:p text:style-name="P42"><text:span text:style-name="T24">If the number of characters in the current cell is 2 and the first character IS equal to the current row's "REF" value, set the current cell to 1</text:span></text:p>
                </text:list-item>
                <text:list-item>
                  <text:p text:style-name="P87"><text:span text:style-name="T55">(NOTE: </text:span><text:span text:style-name="T68">If we are going to replace all two character instances with three characters (eg. “A/” with “A/A”), we will need to implement some custom code here</text:span><text:span text:style-name="T69">)</text:span><text:span text:style-name="T68">.</text:span></text:p>
                </text:list-item>
                <text:list-item>
                  <text:p text:style-name="P42"><text:span text:style-name="T25">Otherwise, if the number of characters in the cell is &lt;= 3:</text:span></text:p>
                  <text:list>
                    <text:list-item>
                      <text:p text:style-name="P86">Set <text:span text:style-name="T97">index</text:span> to the list of the indices of those row range names which contain both this row's "CHROM" value and ":&lt;this row's POS value&gt;_". </text:p>
                    </text:list-item>
                    <text:list-item>
                      <text:p text:style-name="P42"><text:span text:style-name="T29">If index is not NA </text:span></text:p>
                      <text:list>
                        <text:list-item>
                          <text:p text:style-name="P42"><text:span text:style-name="T29">If the first character in the cell is not equal to the third character (eg. “A/T”)</text:span></text:p>
                          <text:list>
                            <text:list-item>
                              <text:p text:style-name="P44"><text:span text:style-name="T29">Set the current cell to: </text:span></text:p>
                              <text:p text:style-name="P19"><text:span text:style-name="T29">10^(the 2nd of 3 genotype likelihoods in the vcf “_cutoff” file's $GENO$GL[index] record)<text:tab/></text:span><text:span text:style-name="T82">(NOTE: Is this correct?)</text:span></text:p>
                              <text:p text:style-name="P66">(<text:span text:style-name="T99">see note above for explanation</text:span>)</text:p>
                            </text:list-item>
                          </text:list>
                        </text:list-item>
                        <text:list-item>
                          <text:p text:style-name="P42"><text:span text:style-name="T29">Else if the first and third character do equal each other</text:span></text:p>
                          <text:list>
                            <text:list-item>
                              <text:p text:style-name="P44"><text:span text:style-name="T29">Set the current cell to: </text:span></text:p>
                              <text:p text:style-name="P19"><text:span text:style-name="T29">10^(the 3rd of 3 genotype likelihoods in the vcf “_cutoff” file's $GENO$GL[index] record)<text:tab/></text:span><text:span text:style-name="T82">(NOTE: Is this correct?)</text:span></text:p>
                              <text:p text:style-name="P66">(<text:span text:style-name="T99">see not above for explanation</text:span>)</text:p>
                            </text:list-item>
                          </text:list>
                        </text:list-item>
                        <text:list-item>
                          <text:p text:style-name="P67">NOTE: Should we have a case for when the first character matches the REF but the third doesn't? Or when the third character matches the REF but the first doesn't? And a case for when neither match the REF? Would <text:span text:style-name="T107">comparing to the REF here</text:span> make any difference?</text:p>
                        </text:list-item>
                      </text:list>
                    </text:list-item>
                    <text:list-item>
                      <text:p text:style-name="P42"><text:span text:style-name="T30">If index is NA, set the current cell to NA </text:span></text:p>
                    </text:list-item>
                  </text:list>
                </text:list-item>
                <text:list-item>
                  <text:p text:style-name="P88">Otherwise, <text:span text:style-name="T30">set the current cell to NA </text:span></text:p>
                </text:list-item>
              </text:list>
            </text:list-item>
          </text:list>
        </text:list-item>
        <text:list-item>
          <text:p text:style-name="P42"><text:span text:style-name="T30">Write report to probability.csv <text:s text:c="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2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a"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6:37:03.756917621</meta:creation-date>
    <dc:date>2016-10-11T16:35:17.923761639</dc:date>
    <meta:editing-duration>P6DT4H13M32S</meta:editing-duration>
    <meta:editing-cycles>173</meta:editing-cycles>
    <meta:generator>LibreOffice/4.3.7.2$Linux_X86_64 LibreOffice_project/430$Build-2</meta:generator>
    <meta:document-statistic meta:table-count="0" meta:image-count="0" meta:object-count="0" meta:page-count="8" meta:paragraph-count="198" meta:word-count="3002" meta:character-count="18254" meta:non-whitespace-character-count="15569"/>
  </office:meta>
</office:document-meta>
</file>